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1.0291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8146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0.6535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8575in"/>
    </style:style>
    <style:style style:name="co23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400000" calcext:value-type="float">
            <text:p>4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383.712048" calcext:value-type="float">
            <text:p>383.7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1918560.24" calcext:value-type="float">
            <text:p>1,918,56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463.712048" calcext:value-type="float">
            <text:p>463.7</text:p>
          </table:table-cell>
          <table:table-cell/>
          <table:table-cell table:style-name="ce16" table:formula="of:=[.F4]+[.F5]" office:value-type="float" office:value="2318560.24" calcext:value-type="float">
            <text:p>2,318,56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189.188370745718" calcext:value-type="float">
            <text:p>189.1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97.450435016518" calcext:value-type="float">
            <text:p>97.45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66.9380565515887" calcext:value-type="float">
            <text:p>66.9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51.2925165974599" calcext:value-type="float">
            <text:p>51.29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44.5108301433294" calcext:value-type="float">
            <text:p>44.51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41.8719771150352" calcext:value-type="float">
            <text:p>41.87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41.016863445787" calcext:value-type="float">
            <text:p>41.0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38.7113833721522" calcext:value-type="float">
            <text:p>38.71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37.2534282386021" calcext:value-type="float">
            <text:p>37.25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36.3565125625462" calcext:value-type="float">
            <text:p>36.36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35.7985365981697" calcext:value-type="float">
            <text:p>35.80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35.4537261762043" calcext:value-type="float">
            <text:p>35.45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35.079897781483" calcext:value-type="float">
            <text:p>35.08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34.9797118416487" calcext:value-type="float">
            <text:p>34.98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34.9434414740821" calcext:value-type="float">
            <text:p>34.94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34.9538193423697" calcext:value-type="float">
            <text:p>34.95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160" calcext:value-type="float">
            <text:p>16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800000" calcext:value-type="float">
            <text:p>8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463.712048" calcext:value-type="float">
            <text:p>463.712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116.019375235664" calcext:value-type="float">
            <text:p>116.02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60.4608629276661" calcext:value-type="float">
            <text:p>60.46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41.0199613386864" calcext:value-type="float">
            <text:p>41.02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31.4798273331471" calcext:value-type="float">
            <text:p>31.48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25.356014288114" calcext:value-type="float">
            <text:p>25.36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21.2059281172052" calcext:value-type="float">
            <text:p>21.21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18.3122094367393" calcext:value-type="float">
            <text:p>18.31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16.5150038810259" calcext:value-type="float">
            <text:p>16.52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15.4891072853016" calcext:value-type="float">
            <text:p>15.49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13.9799038881608" calcext:value-type="float">
            <text:p>13.98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12.8560110690255" calcext:value-type="float">
            <text:p>12.86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12.1131000148385" calcext:value-type="float">
            <text:p>12.11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11.7919487521907" calcext:value-type="float">
            <text:p>11.79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11.0049288325009" calcext:value-type="float">
            <text:p>11.00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10.2989661125394" calcext:value-type="float">
            <text:p>10.3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9.67287544359202" calcext:value-type="float">
            <text:p>9.67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row table:style-name="ro1">
          <table:table-cell/>
          <table:table-cell table:style-name="Default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NVM Sum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DataGen </text:p>
          </table:table-cell>
          <table:table-cell office:value-type="string" calcext:value-type="string">
            <text:p>DataGen</text:p>
          </table:table-cell>
          <table:table-cell table:number-columns-repeated="2" office:value-type="string" calcext:value-type="string">
            <text:p>Transfer 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Test 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table:number-columns-repeated="3"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office:value-type="float" office:value="1" calcext:value-type="float">
            <text:p>1</text:p>
          </table:table-cell>
          <table:table-cell table:style-name="ce10" office:value-type="float" office:value="13003.9" calcext:value-type="float">
            <text:p>13003.9</text:p>
          </table:table-cell>
          <table:table-cell table:style-name="ce10" office:value-type="float" office:value="13490.6" calcext:value-type="float">
            <text:p>13490.6</text:p>
          </table:table-cell>
          <table:table-cell table:style-name="ce10" office:value-type="float" office:value="14179.6" calcext:value-type="float">
            <text:p>14179.6</text:p>
          </table:table-cell>
          <table:table-cell table:style-name="ce10" office:value-type="float" office:value="14128.5" calcext:value-type="float">
            <text:p>14128.5</text:p>
          </table:table-cell>
          <table:table-cell table:style-name="ce10" office:value-type="float" office:value="6892.7" calcext:value-type="float">
            <text:p>6892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10.322742" calcext:value-type="float">
            <text:p>910.32</text:p>
          </table:table-cell>
          <table:table-cell table:style-name="ce18" office:value-type="float" office:value="887.778599" calcext:value-type="float">
            <text:p>887.78</text:p>
          </table:table-cell>
          <table:table-cell table:style-name="ce18" office:value-type="float" office:value="910.479702" calcext:value-type="float">
            <text:p>910.48</text:p>
          </table:table-cell>
          <table:table-cell table:style-name="ce18" office:value-type="float" office:value="0.015502" calcext:value-type="float">
            <text:p>0.02</text:p>
          </table:table-cell>
          <table:table-cell table:style-name="ce18" office:value-type="float" office:value="150.438198" calcext:value-type="float">
            <text:p>150.44</text:p>
          </table:table-cell>
          <table:table-cell table:style-name="ce18" office:value-type="float" office:value="760.003573" calcext:value-type="float">
            <text:p>760.00</text:p>
          </table:table-cell>
          <table:table-cell table:style-name="ce18" office:value-type="float" office:value="910.479902" calcext:value-type="float">
            <text:p>910.48</text:p>
          </table:table-cell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24611.3" calcext:value-type="float">
            <text:p>24611.3</text:p>
          </table:table-cell>
          <table:table-cell table:style-name="ce10" office:value-type="float" office:value="25495.2" calcext:value-type="float">
            <text:p>25495.2</text:p>
          </table:table-cell>
          <table:table-cell table:style-name="ce10" office:value-type="float" office:value="26970.2" calcext:value-type="float">
            <text:p>26970.2</text:p>
          </table:table-cell>
          <table:table-cell table:style-name="ce10" office:value-type="float" office:value="26769.9" calcext:value-type="float">
            <text:p>26769.9</text:p>
          </table:table-cell>
          <table:table-cell table:style-name="ce10" office:value-type="float" office:value="13354.5" calcext:value-type="float">
            <text:p>13354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77.153099" calcext:value-type="float">
            <text:p>477.15</text:p>
          </table:table-cell>
          <table:table-cell table:style-name="ce18" office:value-type="float" office:value="453.402977" calcext:value-type="float">
            <text:p>453.40</text:p>
          </table:table-cell>
          <table:table-cell table:style-name="ce18" office:value-type="float" office:value="477.234911" calcext:value-type="float">
            <text:p>477.23</text:p>
          </table:table-cell>
          <table:table-cell table:style-name="ce18" office:value-type="float" office:value="0.0115" calcext:value-type="float">
            <text:p>0.01</text:p>
          </table:table-cell>
          <table:table-cell table:style-name="ce18" office:value-type="float" office:value="77.571983" calcext:value-type="float">
            <text:p>77.57</text:p>
          </table:table-cell>
          <table:table-cell table:style-name="ce18" office:value-type="float" office:value="399.625713" calcext:value-type="float">
            <text:p>399.63</text:p>
          </table:table-cell>
          <table:table-cell table:style-name="ce18" office:value-type="float" office:value="477.235097" calcext:value-type="float">
            <text:p>477.24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35601.5" calcext:value-type="float">
            <text:p>35601.5</text:p>
          </table:table-cell>
          <table:table-cell table:style-name="ce10" office:value-type="float" office:value="36761.3" calcext:value-type="float">
            <text:p>36761.3</text:p>
          </table:table-cell>
          <table:table-cell table:style-name="ce10" office:value-type="float" office:value="38916.8" calcext:value-type="float">
            <text:p>38916.8</text:p>
          </table:table-cell>
          <table:table-cell table:style-name="ce10" office:value-type="float" office:value="38671" calcext:value-type="float">
            <text:p>38671.0</text:p>
          </table:table-cell>
          <table:table-cell table:style-name="ce10" office:value-type="float" office:value="19289.3" calcext:value-type="float">
            <text:p>19289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28.517129" calcext:value-type="float">
            <text:p>328.52</text:p>
          </table:table-cell>
          <table:table-cell table:style-name="ce18" office:value-type="float" office:value="303.166396" calcext:value-type="float">
            <text:p>303.17</text:p>
          </table:table-cell>
          <table:table-cell table:style-name="ce18" office:value-type="float" office:value="328.582433" calcext:value-type="float">
            <text:p>328.58</text:p>
          </table:table-cell>
          <table:table-cell table:style-name="ce18" office:value-type="float" office:value="0.014398" calcext:value-type="float">
            <text:p>0.01</text:p>
          </table:table-cell>
          <table:table-cell table:style-name="ce18" office:value-type="float" office:value="52.518878" calcext:value-type="float">
            <text:p>52.52</text:p>
          </table:table-cell>
          <table:table-cell table:style-name="ce18" office:value-type="float" office:value="276.021192" calcext:value-type="float">
            <text:p>276.02</text:p>
          </table:table-cell>
          <table:table-cell table:style-name="ce18" office:value-type="float" office:value="328.582626" calcext:value-type="float">
            <text:p>328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22.544143" calcext:value-type="float">
            <text:p>22.54</text:p>
          </table:table-cell>
          <table:table-cell table:number-columns-repeated="2"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22.544143" calcext:value-type="float">
            <text:p>22.54414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0" office:value-type="float" office:value="45363.1" calcext:value-type="float">
            <text:p>45363.1</text:p>
          </table:table-cell>
          <table:table-cell table:style-name="ce10" office:value-type="float" office:value="46540" calcext:value-type="float">
            <text:p>46540.0</text:p>
          </table:table-cell>
          <table:table-cell table:style-name="ce10" office:value-type="float" office:value="49529.5" calcext:value-type="float">
            <text:p>49529.5</text:p>
          </table:table-cell>
          <table:table-cell table:style-name="ce10" office:value-type="float" office:value="49413.3" calcext:value-type="float">
            <text:p>49413.3</text:p>
          </table:table-cell>
          <table:table-cell table:style-name="ce10" office:value-type="float" office:value="25422.5" calcext:value-type="float">
            <text:p>25422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253.104214" calcext:value-type="float">
            <text:p>253.10</text:p>
          </table:table-cell>
          <table:table-cell table:style-name="ce18" office:value-type="float" office:value="226.739043" calcext:value-type="float">
            <text:p>226.74</text:p>
          </table:table-cell>
          <table:table-cell table:style-name="ce18" office:value-type="float" office:value="253.154382" calcext:value-type="float">
            <text:p>253.15</text:p>
          </table:table-cell>
          <table:table-cell table:style-name="ce18" office:value-type="float" office:value="0.025448" calcext:value-type="float">
            <text:p>0.03</text:p>
          </table:table-cell>
          <table:table-cell table:style-name="ce18" office:value-type="float" office:value="39.805491" calcext:value-type="float">
            <text:p>39.81</text:p>
          </table:table-cell>
          <table:table-cell table:style-name="ce18" office:value-type="float" office:value="213.295498" calcext:value-type="float">
            <text:p>213.30</text:p>
          </table:table-cell>
          <table:table-cell table:style-name="ce18" office:value-type="float" office:value="253.154572" calcext:value-type="float">
            <text:p>253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23.750122" calcext:value-type="float">
            <text:p>23.75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23.750122" calcext:value-type="float">
            <text:p>23.7501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52645.1" calcext:value-type="float">
            <text:p>52645.1</text:p>
          </table:table-cell>
          <table:table-cell table:style-name="ce10" office:value-type="float" office:value="53006.5" calcext:value-type="float">
            <text:p>53006.5</text:p>
          </table:table-cell>
          <table:table-cell table:style-name="ce10" office:value-type="float" office:value="58562.3" calcext:value-type="float">
            <text:p>58562.3</text:p>
          </table:table-cell>
          <table:table-cell table:style-name="ce10" office:value-type="float" office:value="58823.7" calcext:value-type="float">
            <text:p>58823.7</text:p>
          </table:table-cell>
          <table:table-cell table:style-name="ce10" office:value-type="float" office:value="31413" calcext:value-type="float">
            <text:p>3141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14.200748" calcext:value-type="float">
            <text:p>214.20</text:p>
          </table:table-cell>
          <table:table-cell table:style-name="ce18" office:value-type="float" office:value="190.434759" calcext:value-type="float">
            <text:p>190.43</text:p>
          </table:table-cell>
          <table:table-cell table:style-name="ce18" office:value-type="float" office:value="214.24084" calcext:value-type="float">
            <text:p>214.24</text:p>
          </table:table-cell>
          <table:table-cell table:style-name="ce18" office:value-type="float" office:value="0.013194" calcext:value-type="float">
            <text:p>0.01</text:p>
          </table:table-cell>
          <table:table-cell table:style-name="ce18" office:value-type="float" office:value="32.700696" calcext:value-type="float">
            <text:p>32.70</text:p>
          </table:table-cell>
          <table:table-cell table:style-name="ce18" office:value-type="float" office:value="181.498827" calcext:value-type="float">
            <text:p>181.50</text:p>
          </table:table-cell>
          <table:table-cell table:style-name="ce18" office:value-type="float" office:value="214.240977" calcext:value-type="float">
            <text:p>214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25.350733" calcext:value-type="float">
            <text:p>25.35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25.350733" calcext:value-type="float">
            <text:p>25.35073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56022.6" calcext:value-type="float">
            <text:p>56022.6</text:p>
          </table:table-cell>
          <table:table-cell table:style-name="ce10" office:value-type="float" office:value="56280.5" calcext:value-type="float">
            <text:p>56280.5</text:p>
          </table:table-cell>
          <table:table-cell table:style-name="ce10" office:value-type="float" office:value="63075" calcext:value-type="float">
            <text:p>63075.0</text:p>
          </table:table-cell>
          <table:table-cell table:style-name="ce10" office:value-type="float" office:value="63400" calcext:value-type="float">
            <text:p>63400.0</text:p>
          </table:table-cell>
          <table:table-cell table:style-name="ce10" office:value-type="float" office:value="37517.8" calcext:value-type="float">
            <text:p>37517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181.702313" calcext:value-type="float">
            <text:p>181.70</text:p>
          </table:table-cell>
          <table:table-cell table:style-name="ce18" office:value-type="float" office:value="160.798765" calcext:value-type="float">
            <text:p>160.80</text:p>
          </table:table-cell>
          <table:table-cell table:style-name="ce18" office:value-type="float" office:value="181.736885" calcext:value-type="float">
            <text:p>181.74</text:p>
          </table:table-cell>
          <table:table-cell table:style-name="ce18" office:value-type="float" office:value="0.014024" calcext:value-type="float">
            <text:p>0.01</text:p>
          </table:table-cell>
          <table:table-cell table:style-name="ce18" office:value-type="float" office:value="27.439718" calcext:value-type="float">
            <text:p>27.44</text:p>
          </table:table-cell>
          <table:table-cell table:style-name="ce18" office:value-type="float" office:value="154.253921" calcext:value-type="float">
            <text:p>154.25</text:p>
          </table:table-cell>
          <table:table-cell table:style-name="ce18" office:value-type="float" office:value="181.737069" calcext:value-type="float">
            <text:p>181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26.365171" calcext:value-type="float">
            <text:p>26.37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26.365171" calcext:value-type="float">
            <text:p>26.36517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58884" calcext:value-type="float">
            <text:p>58884.0</text:p>
          </table:table-cell>
          <table:table-cell table:style-name="ce10" office:value-type="float" office:value="59025.3" calcext:value-type="float">
            <text:p>59025.3</text:p>
          </table:table-cell>
          <table:table-cell table:style-name="ce10" office:value-type="float" office:value="66748" calcext:value-type="float">
            <text:p>66748.0</text:p>
          </table:table-cell>
          <table:table-cell table:style-name="ce10" office:value-type="float" office:value="67039.1" calcext:value-type="float">
            <text:p>67039.1</text:p>
          </table:table-cell>
          <table:table-cell table:style-name="ce10" office:value-type="float" office:value="43644.1" calcext:value-type="float">
            <text:p>43644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58.490148" calcext:value-type="float">
            <text:p>158.49</text:p>
          </table:table-cell>
          <table:table-cell table:style-name="ce18" office:value-type="float" office:value="137.114759" calcext:value-type="float">
            <text:p>137.11</text:p>
          </table:table-cell>
          <table:table-cell table:style-name="ce18" office:value-type="float" office:value="158.523" calcext:value-type="float">
            <text:p>158.52</text:p>
          </table:table-cell>
          <table:table-cell table:style-name="ce18" office:value-type="float" office:value="0.015598" calcext:value-type="float">
            <text:p>0.02</text:p>
          </table:table-cell>
          <table:table-cell table:style-name="ce18" office:value-type="float" office:value="25.21957" calcext:value-type="float">
            <text:p>25.22</text:p>
          </table:table-cell>
          <table:table-cell table:style-name="ce18" office:value-type="float" office:value="133.248692" calcext:value-type="float">
            <text:p>133.25</text:p>
          </table:table-cell>
          <table:table-cell table:style-name="ce18" office:value-type="float" office:value="158.523146" calcext:value-type="float">
            <text:p>158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23.765989" calcext:value-type="float">
            <text:p>23.77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23.765989" calcext:value-type="float">
            <text:p>23.76598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60992" calcext:value-type="float">
            <text:p>60992.0</text:p>
          </table:table-cell>
          <table:table-cell table:style-name="ce10" office:value-type="float" office:value="61138.7" calcext:value-type="float">
            <text:p>61138.7</text:p>
          </table:table-cell>
          <table:table-cell table:style-name="ce10" office:value-type="float" office:value="69406.2" calcext:value-type="float">
            <text:p>69406.2</text:p>
          </table:table-cell>
          <table:table-cell table:style-name="ce10" office:value-type="float" office:value="69545.3" calcext:value-type="float">
            <text:p>69545.3</text:p>
          </table:table-cell>
          <table:table-cell table:style-name="ce10" office:value-type="float" office:value="48265.2" calcext:value-type="float">
            <text:p>48265.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140.355532" calcext:value-type="float">
            <text:p>140.36</text:p>
          </table:table-cell>
          <table:table-cell table:style-name="ce18" office:value-type="float" office:value="117.391359" calcext:value-type="float">
            <text:p>117.39</text:p>
          </table:table-cell>
          <table:table-cell table:style-name="ce18" office:value-type="float" office:value="140.386" calcext:value-type="float">
            <text:p>140.39</text:p>
          </table:table-cell>
          <table:table-cell table:style-name="ce18" office:value-type="float" office:value="0.013754" calcext:value-type="float">
            <text:p>0.01</text:p>
          </table:table-cell>
          <table:table-cell table:style-name="ce18" office:value-type="float" office:value="23.608252" calcext:value-type="float">
            <text:p>23.61</text:p>
          </table:table-cell>
          <table:table-cell table:style-name="ce18" office:value-type="float" office:value="116.730536" calcext:value-type="float">
            <text:p>116.73</text:p>
          </table:table-cell>
          <table:table-cell table:style-name="ce18" office:value-type="float" office:value="140.386142" calcext:value-type="float">
            <text:p>140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20.903548" calcext:value-type="float">
            <text:p>20.90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20.903548" calcext:value-type="float">
            <text:p>20.90354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63171.4" calcext:value-type="float">
            <text:p>63171.4</text:p>
          </table:table-cell>
          <table:table-cell table:style-name="ce10" office:value-type="float" office:value="63373.6" calcext:value-type="float">
            <text:p>63373.6</text:p>
          </table:table-cell>
          <table:table-cell table:style-name="ce10" office:value-type="float" office:value="72145.6" calcext:value-type="float">
            <text:p>72145.6</text:p>
          </table:table-cell>
          <table:table-cell table:style-name="ce10" office:value-type="float" office:value="72178.2" calcext:value-type="float">
            <text:p>72178.2</text:p>
          </table:table-cell>
          <table:table-cell table:style-name="ce10" office:value-type="float" office:value="51769.5" calcext:value-type="float">
            <text:p>51769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125.382355" calcext:value-type="float">
            <text:p>125.38</text:p>
          </table:table-cell>
          <table:table-cell table:style-name="ce18" office:value-type="float" office:value="101.30484" calcext:value-type="float">
            <text:p>101.30</text:p>
          </table:table-cell>
          <table:table-cell table:style-name="ce18" office:value-type="float" office:value="125.420682" calcext:value-type="float">
            <text:p>125.42</text:p>
          </table:table-cell>
          <table:table-cell table:style-name="ce18" office:value-type="float" office:value="0.021808" calcext:value-type="float">
            <text:p>0.02</text:p>
          </table:table-cell>
          <table:table-cell table:style-name="ce18" office:value-type="float" office:value="21.220567" calcext:value-type="float">
            <text:p>21.22</text:p>
          </table:table-cell>
          <table:table-cell table:style-name="ce18" office:value-type="float" office:value="104.147899" calcext:value-type="float">
            <text:p>104.15</text:p>
          </table:table-cell>
          <table:table-cell table:style-name="ce18" office:value-type="float" office:value="125.420821" calcext:value-type="float">
            <text:p>125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21.375389" calcext:value-type="float">
            <text:p>21.38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21.375389" calcext:value-type="float">
            <text:p>21.37538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64764.4" calcext:value-type="float">
            <text:p>64764.4</text:p>
          </table:table-cell>
          <table:table-cell table:style-name="ce10" office:value-type="float" office:value="64914.1" calcext:value-type="float">
            <text:p>64914.1</text:p>
          </table:table-cell>
          <table:table-cell table:style-name="ce10" office:value-type="float" office:value="74001.3" calcext:value-type="float">
            <text:p>74001.3</text:p>
          </table:table-cell>
          <table:table-cell table:style-name="ce10" office:value-type="float" office:value="73993.7" calcext:value-type="float">
            <text:p>73993.7</text:p>
          </table:table-cell>
          <table:table-cell table:style-name="ce10" office:value-type="float" office:value="57245.5" calcext:value-type="float">
            <text:p>57245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118.811694" calcext:value-type="float">
            <text:p>118.81</text:p>
          </table:table-cell>
          <table:table-cell table:style-name="ce18" office:value-type="float" office:value="93.443736" calcext:value-type="float">
            <text:p>93.44</text:p>
          </table:table-cell>
          <table:table-cell table:style-name="ce18" office:value-type="float" office:value="118.841164" calcext:value-type="float">
            <text:p>118.84</text:p>
          </table:table-cell>
          <table:table-cell table:style-name="ce18" office:value-type="float" office:value="0.018321" calcext:value-type="float">
            <text:p>0.02</text:p>
          </table:table-cell>
          <table:table-cell table:style-name="ce18" office:value-type="float" office:value="23.411067" calcext:value-type="float">
            <text:p>23.41</text:p>
          </table:table-cell>
          <table:table-cell table:style-name="ce18" office:value-type="float" office:value="95.384337" calcext:value-type="float">
            <text:p>95.38</text:p>
          </table:table-cell>
          <table:table-cell table:style-name="ce18" office:value-type="float" office:value="118.84131" calcext:value-type="float">
            <text:p>118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.964173" calcext:value-type="float">
            <text:p>22.96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964173" calcext:value-type="float">
            <text:p>22.96417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65922.3" calcext:value-type="float">
            <text:p>65922.3</text:p>
          </table:table-cell>
          <table:table-cell table:style-name="ce10" office:value-type="float" office:value="66080" calcext:value-type="float">
            <text:p>66080.0</text:p>
          </table:table-cell>
          <table:table-cell table:style-name="ce10" office:value-type="float" office:value="75117.4" calcext:value-type="float">
            <text:p>75117.4</text:p>
          </table:table-cell>
          <table:table-cell table:style-name="ce10" office:value-type="float" office:value="75007.1" calcext:value-type="float">
            <text:p>75007.1</text:p>
          </table:table-cell>
          <table:table-cell table:style-name="ce10" office:value-type="float" office:value="62759.6" calcext:value-type="float">
            <text:p>62759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106.767778" calcext:value-type="float">
            <text:p>106.77</text:p>
          </table:table-cell>
          <table:table-cell table:style-name="ce18" office:value-type="float" office:value="77.009421" calcext:value-type="float">
            <text:p>77.01</text:p>
          </table:table-cell>
          <table:table-cell table:style-name="ce18" office:value-type="float" office:value="106.798301" calcext:value-type="float">
            <text:p>106.80</text:p>
          </table:table-cell>
          <table:table-cell table:style-name="ce18" office:value-type="float" office:value="0.021255" calcext:value-type="float">
            <text:p>0.02</text:p>
          </table:table-cell>
          <table:table-cell table:style-name="ce18" office:value-type="float" office:value="19.487975" calcext:value-type="float">
            <text:p>19.49</text:p>
          </table:table-cell>
          <table:table-cell table:style-name="ce18" office:value-type="float" office:value="87.265771" calcext:value-type="float">
            <text:p>87.27</text:p>
          </table:table-cell>
          <table:table-cell table:style-name="ce18" office:value-type="float" office:value="106.798454" calcext:value-type="float">
            <text:p>106.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4.077515" calcext:value-type="float">
            <text:p>24.08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4.077515" calcext:value-type="float">
            <text:p>24.0775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66354.4" calcext:value-type="float">
            <text:p>66354.4</text:p>
          </table:table-cell>
          <table:table-cell table:style-name="ce10" office:value-type="float" office:value="66439.8" calcext:value-type="float">
            <text:p>66439.8</text:p>
          </table:table-cell>
          <table:table-cell table:style-name="ce10" office:value-type="float" office:value="75159.4" calcext:value-type="float">
            <text:p>75159.4</text:p>
          </table:table-cell>
          <table:table-cell table:style-name="ce10" office:value-type="float" office:value="75131.4" calcext:value-type="float">
            <text:p>75131.4</text:p>
          </table:table-cell>
          <table:table-cell table:style-name="ce10" office:value-type="float" office:value="66706" calcext:value-type="float">
            <text:p>6670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98.510628" calcext:value-type="float">
            <text:p>98.51</text:p>
          </table:table-cell>
          <table:table-cell table:style-name="ce18" office:value-type="float" office:value="61.763369" calcext:value-type="float">
            <text:p>61.76</text:p>
          </table:table-cell>
          <table:table-cell table:style-name="ce18" office:value-type="float" office:value="98.54269" calcext:value-type="float">
            <text:p>98.54</text:p>
          </table:table-cell>
          <table:table-cell table:style-name="ce18" office:value-type="float" office:value="0.025835" calcext:value-type="float">
            <text:p>0.03</text:p>
          </table:table-cell>
          <table:table-cell table:style-name="ce18" office:value-type="float" office:value="18.440874" calcext:value-type="float">
            <text:p>18.44</text:p>
          </table:table-cell>
          <table:table-cell table:style-name="ce18" office:value-type="float" office:value="80.055186" calcext:value-type="float">
            <text:p>80.06</text:p>
          </table:table-cell>
          <table:table-cell table:style-name="ce18" office:value-type="float" office:value="98.542826" calcext:value-type="float">
            <text:p>98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25.367958" calcext:value-type="float">
            <text:p>25.37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25.367958" calcext:value-type="float">
            <text:p>25.36795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67080" calcext:value-type="float">
            <text:p>67080.0</text:p>
          </table:table-cell>
          <table:table-cell table:style-name="ce10" office:value-type="float" office:value="67074.7" calcext:value-type="float">
            <text:p>67074.7</text:p>
          </table:table-cell>
          <table:table-cell table:style-name="ce10" office:value-type="float" office:value="75740.8" calcext:value-type="float">
            <text:p>75740.8</text:p>
          </table:table-cell>
          <table:table-cell table:style-name="ce10" office:value-type="float" office:value="75662.2" calcext:value-type="float">
            <text:p>75662.2</text:p>
          </table:table-cell>
          <table:table-cell table:style-name="ce10" office:value-type="float" office:value="67784" calcext:value-type="float">
            <text:p>67784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93.015108" calcext:value-type="float">
            <text:p>93.02</text:p>
          </table:table-cell>
          <table:table-cell table:style-name="ce18" office:value-type="float" office:value="44.400377" calcext:value-type="float">
            <text:p>44.40</text:p>
          </table:table-cell>
          <table:table-cell table:style-name="ce18" office:value-type="float" office:value="93.048141" calcext:value-type="float">
            <text:p>93.05</text:p>
          </table:table-cell>
          <table:table-cell table:style-name="ce18" office:value-type="float" office:value="0.054101" calcext:value-type="float">
            <text:p>0.05</text:p>
          </table:table-cell>
          <table:table-cell table:style-name="ce18" office:value-type="float" office:value="18.012642" calcext:value-type="float">
            <text:p>18.01</text:p>
          </table:table-cell>
          <table:table-cell table:style-name="ce18" office:value-type="float" office:value="74.959147" calcext:value-type="float">
            <text:p>74.96</text:p>
          </table:table-cell>
          <table:table-cell table:style-name="ce18" office:value-type="float" office:value="93.048292" calcext:value-type="float">
            <text:p>93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29.758357" calcext:value-type="float">
            <text:p>29.76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29.758357" calcext:value-type="float">
            <text:p>29.75835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7255.5" calcext:value-type="float">
            <text:p>67255.5</text:p>
          </table:table-cell>
          <table:table-cell table:style-name="ce10" office:value-type="float" office:value="67131" calcext:value-type="float">
            <text:p>67131.0</text:p>
          </table:table-cell>
          <table:table-cell table:style-name="ce10" office:value-type="float" office:value="75650.3" calcext:value-type="float">
            <text:p>75650.3</text:p>
          </table:table-cell>
          <table:table-cell table:style-name="ce10" office:value-type="float" office:value="75664.5" calcext:value-type="float">
            <text:p>75664.5</text:p>
          </table:table-cell>
          <table:table-cell table:style-name="ce10" office:value-type="float" office:value="72721.5" calcext:value-type="float">
            <text:p>72721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88.969019" calcext:value-type="float">
            <text:p>88.97</text:p>
          </table:table-cell>
          <table:table-cell table:style-name="ce18" office:value-type="float" office:value="15.996326" calcext:value-type="float">
            <text:p>16.00</text:p>
          </table:table-cell>
          <table:table-cell table:style-name="ce18" office:value-type="float" office:value="89.009746" calcext:value-type="float">
            <text:p>89.01</text:p>
          </table:table-cell>
          <table:table-cell table:style-name="ce18" office:value-type="float" office:value="0.047129" calcext:value-type="float">
            <text:p>0.05</text:p>
          </table:table-cell>
          <table:table-cell table:style-name="ce18" office:value-type="float" office:value="18.389588" calcext:value-type="float">
            <text:p>18.39</text:p>
          </table:table-cell>
          <table:table-cell table:style-name="ce18" office:value-type="float" office:value="70.550889" calcext:value-type="float">
            <text:p>70.55</text:p>
          </table:table-cell>
          <table:table-cell table:style-name="ce18" office:value-type="float" office:value="89.009889" calcext:value-type="float">
            <text:p>89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36.747259" calcext:value-type="float">
            <text:p>36.75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36.747259" calcext:value-type="float">
            <text:p>36.747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7356.7" calcext:value-type="float">
            <text:p>67356.7</text:p>
          </table:table-cell>
          <table:table-cell table:style-name="ce10" office:value-type="float" office:value="67088.7" calcext:value-type="float">
            <text:p>67088.7</text:p>
          </table:table-cell>
          <table:table-cell table:style-name="ce10" office:value-type="float" office:value="75495.4" calcext:value-type="float">
            <text:p>75495.4</text:p>
          </table:table-cell>
          <table:table-cell table:style-name="ce10" office:value-type="float" office:value="75490.9" calcext:value-type="float">
            <text:p>75490.9</text:p>
          </table:table-cell>
          <table:table-cell table:style-name="ce10" office:value-type="float" office:value="77571.7" calcext:value-type="float">
            <text:p>77571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141.693037" calcext:value-type="float">
            <text:p>141.69</text:p>
          </table:table-cell>
          <table:table-cell table:style-name="ce18" office:value-type="float" office:value="0.169956" calcext:value-type="float">
            <text:p>0.17</text:p>
          </table:table-cell>
          <table:table-cell table:style-name="ce18" office:value-type="float" office:value="141.740244" calcext:value-type="float">
            <text:p>141.74</text:p>
          </table:table-cell>
          <table:table-cell table:style-name="ce18" office:value-type="float" office:value="59.456794" calcext:value-type="float">
            <text:p>59.46</text:p>
          </table:table-cell>
          <table:table-cell table:style-name="ce18" office:value-type="float" office:value="19.169702" calcext:value-type="float">
            <text:p>19.17</text:p>
          </table:table-cell>
          <table:table-cell table:style-name="ce18" office:value-type="float" office:value="63.097921" calcext:value-type="float">
            <text:p>63.10</text:p>
          </table:table-cell>
          <table:table-cell table:style-name="ce18" office:value-type="float" office:value="141.740389" calcext:value-type="float">
            <text:p>141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48.614731" calcext:value-type="float">
            <text:p>48.61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48.614731" calcext:value-type="float">
            <text:p>48.61473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7325.7" calcext:value-type="float">
            <text:p>67325.7</text:p>
          </table:table-cell>
          <table:table-cell table:style-name="ce10" office:value-type="float" office:value="66968.2" calcext:value-type="float">
            <text:p>66968.2</text:p>
          </table:table-cell>
          <table:table-cell table:style-name="ce10" office:value-type="float" office:value="75365.4" calcext:value-type="float">
            <text:p>75365.4</text:p>
          </table:table-cell>
          <table:table-cell table:style-name="ce10" office:value-type="float" office:value="75324.8" calcext:value-type="float">
            <text:p>75324.8</text:p>
          </table:table-cell>
          <table:table-cell table:style-name="ce10" office:value-type="float" office:value="82619.9" calcext:value-type="float">
            <text:p>82619.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72.972693" calcext:value-type="float">
            <text:p>72.97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72.972693" calcext:value-type="float">
            <text:p>72.972693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141.523081" calcext:value-type="float">
            <text:p>141.52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41.523081" calcext:value-type="float">
            <text:p>141.523081</text:p>
          </table:table-cell>
          <table:table-cell table:number-columns-repeated="21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24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50.438198" calcext:value-type="float">
            <text:p>150.44</text:p>
          </table:table-cell>
          <table:table-cell table:style-name="ce18" office:value-type="float" office:value="6892.7" calcext:value-type="float">
            <text:p>6892.70</text:p>
          </table:table-cell>
          <table:table-cell table:style-name="ce16" table:formula="of:=[.F28]/[.B33]" office:value-type="float" office:value="812.712860927051" calcext:value-type="float">
            <text:p>812.71</text:p>
          </table:table-cell>
          <table:table-cell table:style-name="ce18" office:value-type="float" office:value="760.003573" calcext:value-type="float">
            <text:p>760.00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77.571983" calcext:value-type="float">
            <text:p>77.57</text:p>
          </table:table-cell>
          <table:table-cell table:style-name="ce18" office:value-type="float" office:value="13354.5" calcext:value-type="float">
            <text:p>13354.50</text:p>
          </table:table-cell>
          <table:table-cell table:style-name="ce18" table:formula="of:=[.F28]/[.B34]" office:value-type="float" office:value="406.141854815583" calcext:value-type="float">
            <text:p>406.14</text:p>
          </table:table-cell>
          <table:table-cell table:style-name="ce18" office:value-type="float" office:value="399.625713" calcext:value-type="float">
            <text:p>399.63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52.518878" calcext:value-type="float">
            <text:p>52.52</text:p>
          </table:table-cell>
          <table:table-cell table:style-name="ce18" office:value-type="float" office:value="19289.3" calcext:value-type="float">
            <text:p>19289.30</text:p>
          </table:table-cell>
          <table:table-cell table:style-name="ce18" table:formula="of:=[.F28]/[.B35]" office:value-type="float" office:value="263.929726400961" calcext:value-type="float">
            <text:p>263.93</text:p>
          </table:table-cell>
          <table:table-cell table:style-name="ce18" office:value-type="float" office:value="276.021192" calcext:value-type="float">
            <text:p>276.02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39.805491" calcext:value-type="float">
            <text:p>39.81</text:p>
          </table:table-cell>
          <table:table-cell table:style-name="ce18" office:value-type="float" office:value="25422.5" calcext:value-type="float">
            <text:p>25422.50</text:p>
          </table:table-cell>
          <table:table-cell table:style-name="ce18" table:formula="of:=[.F28]/[.B36]" office:value-type="float" office:value="198.957029944587" calcext:value-type="float">
            <text:p>198.96</text:p>
          </table:table-cell>
          <table:table-cell table:style-name="ce18" office:value-type="float" office:value="213.295498" calcext:value-type="float">
            <text:p>213.30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32.700696" calcext:value-type="float">
            <text:p>32.70</text:p>
          </table:table-cell>
          <table:table-cell table:style-name="ce18" office:value-type="float" office:value="31413" calcext:value-type="float">
            <text:p>31413.00</text:p>
          </table:table-cell>
          <table:table-cell table:style-name="ce18" table:formula="of:=[.F28]/[.B37]" office:value-type="float" office:value="155.897529236085" calcext:value-type="float">
            <text:p>155.90</text:p>
          </table:table-cell>
          <table:table-cell table:style-name="ce18" office:value-type="float" office:value="181.498827" calcext:value-type="float">
            <text:p>181.50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27.439718" calcext:value-type="float">
            <text:p>27.44</text:p>
          </table:table-cell>
          <table:table-cell table:style-name="ce18" office:value-type="float" office:value="37517.8" calcext:value-type="float">
            <text:p>37517.80</text:p>
          </table:table-cell>
          <table:table-cell table:style-name="ce18" table:formula="of:=[.F28]/[.B38]" office:value-type="float" office:value="130.407866495925" calcext:value-type="float">
            <text:p>130.41</text:p>
          </table:table-cell>
          <table:table-cell table:style-name="ce18" office:value-type="float" office:value="154.253921" calcext:value-type="float">
            <text:p>154.25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25.21957" calcext:value-type="float">
            <text:p>25.22</text:p>
          </table:table-cell>
          <table:table-cell table:style-name="ce18" office:value-type="float" office:value="43644.1" calcext:value-type="float">
            <text:p>43644.10</text:p>
          </table:table-cell>
          <table:table-cell table:style-name="ce18" table:formula="of:=[.F28]/[.B39]" office:value-type="float" office:value="108.906927544136" calcext:value-type="float">
            <text:p>108.91</text:p>
          </table:table-cell>
          <table:table-cell table:style-name="ce18" office:value-type="float" office:value="133.248692" calcext:value-type="float">
            <text:p>133.25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23.608252" calcext:value-type="float">
            <text:p>23.61</text:p>
          </table:table-cell>
          <table:table-cell table:style-name="ce18" office:value-type="float" office:value="48265.2" calcext:value-type="float">
            <text:p>48265.20</text:p>
          </table:table-cell>
          <table:table-cell table:style-name="ce18" table:formula="of:=[.F28]/[.B40]" office:value-type="float" office:value="96.2464515512356" calcext:value-type="float">
            <text:p>96.25</text:p>
          </table:table-cell>
          <table:table-cell table:style-name="ce18" office:value-type="float" office:value="116.730536" calcext:value-type="float">
            <text:p>116.73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21.220567" calcext:value-type="float">
            <text:p>21.22</text:p>
          </table:table-cell>
          <table:table-cell table:style-name="ce18" office:value-type="float" office:value="51769.5" calcext:value-type="float">
            <text:p>51769.50</text:p>
          </table:table-cell>
          <table:table-cell table:style-name="ce18" table:formula="of:=[.F28]/[.B41]" office:value-type="float" office:value="85.9762961739393" calcext:value-type="float">
            <text:p>85.98</text:p>
          </table:table-cell>
          <table:table-cell table:style-name="ce18" office:value-type="float" office:value="104.147899" calcext:value-type="float">
            <text:p>104.15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23.411067" calcext:value-type="float">
            <text:p>23.41</text:p>
          </table:table-cell>
          <table:table-cell table:style-name="ce18" office:value-type="float" office:value="57245.5" calcext:value-type="float">
            <text:p>57245.50</text:p>
          </table:table-cell>
          <table:table-cell table:style-name="ce18" table:formula="of:=[.F28]/[.B42]" office:value-type="float" office:value="76.0626637501389" calcext:value-type="float">
            <text:p>76.06</text:p>
          </table:table-cell>
          <table:table-cell table:style-name="ce18" office:value-type="float" office:value="95.384337" calcext:value-type="float">
            <text:p>95.38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19.487975" calcext:value-type="float">
            <text:p>19.49</text:p>
          </table:table-cell>
          <table:table-cell table:style-name="ce18" office:value-type="float" office:value="62759.6" calcext:value-type="float">
            <text:p>62759.60</text:p>
          </table:table-cell>
          <table:table-cell table:style-name="ce18" table:formula="of:=[.F28]/[.B43]" office:value-type="float" office:value="68.9295914057379" calcext:value-type="float">
            <text:p>68.93</text:p>
          </table:table-cell>
          <table:table-cell table:style-name="ce18" office:value-type="float" office:value="87.265771" calcext:value-type="float">
            <text:p>87.27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18.440874" calcext:value-type="float">
            <text:p>18.44</text:p>
          </table:table-cell>
          <table:table-cell table:style-name="ce18" office:value-type="float" office:value="66706" calcext:value-type="float">
            <text:p>66706.00</text:p>
          </table:table-cell>
          <table:table-cell table:style-name="ce18" table:formula="of:=[.F28]/[.B44]" office:value-type="float" office:value="63.5692332618782" calcext:value-type="float">
            <text:p>63.57</text:p>
          </table:table-cell>
          <table:table-cell table:style-name="ce18" office:value-type="float" office:value="80.055186" calcext:value-type="float">
            <text:p>80.06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18.012642" calcext:value-type="float">
            <text:p>18.01</text:p>
          </table:table-cell>
          <table:table-cell table:style-name="ce18" office:value-type="float" office:value="67784" calcext:value-type="float">
            <text:p>67784.00</text:p>
          </table:table-cell>
          <table:table-cell table:style-name="ce18" table:formula="of:=[.F28]/[.B45]" office:value-type="float" office:value="57.0828075583096" calcext:value-type="float">
            <text:p>57.08</text:p>
          </table:table-cell>
          <table:table-cell table:style-name="ce18" office:value-type="float" office:value="74.959147" calcext:value-type="float">
            <text:p>74.96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18.389588" calcext:value-type="float">
            <text:p>18.39</text:p>
          </table:table-cell>
          <table:table-cell table:style-name="ce18" office:value-type="float" office:value="72721.5" calcext:value-type="float">
            <text:p>72721.50</text:p>
          </table:table-cell>
          <table:table-cell table:style-name="ce18" table:formula="of:=[.F28]/[.B46]" office:value-type="float" office:value="53.1809892986887" calcext:value-type="float">
            <text:p>53.18</text:p>
          </table:table-cell>
          <table:table-cell table:style-name="ce18" office:value-type="float" office:value="70.550889" calcext:value-type="float">
            <text:p>70.55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19.169702" calcext:value-type="float">
            <text:p>19.17</text:p>
          </table:table-cell>
          <table:table-cell table:style-name="ce18" office:value-type="float" office:value="77571.7" calcext:value-type="float">
            <text:p>77571.70</text:p>
          </table:table-cell>
          <table:table-cell table:style-name="ce18" table:formula="of:=[.F28]/[.B47]" office:value-type="float" office:value="50.3763625920559" calcext:value-type="float">
            <text:p>50.38</text:p>
          </table:table-cell>
          <table:table-cell table:style-name="ce18" office:value-type="float" office:value="63.097921" calcext:value-type="float">
            <text:p>63.1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gammelt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2:27:20.697689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4-22T19:17:37.654160627</dc:date>
    <meta:editing-duration>P4DT9H47M12S</meta:editing-duration>
    <meta:editing-cycles>38</meta:editing-cycles>
    <meta:generator>LibreOffice/7.0.5.2$Linux_X86_64 LibreOffice_project/00$Build-2</meta:generator>
    <meta:document-statistic meta:table-count="4" meta:cell-count="2119" meta:object-count="0"/>
  </office:meta>
</office:document-meta>
</file>